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1.709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4.106cm" fo:break-before="auto" style:use-optimal-row-height="true"/>
    </style:style>
    <style:style style:name="ro3" style:family="table-row">
      <style:table-row-properties style:row-height="4.844cm" fo:break-before="auto" style:use-optimal-row-height="false"/>
    </style:style>
    <style:style style:name="ro4" style:family="table-row">
      <style:table-row-properties style:row-height="3.027cm" fo:break-before="auto" style:use-optimal-row-height="false"/>
    </style:style>
    <style:style style:name="ro5" style:family="table-row">
      <style:table-row-properties style:row-height="3.053cm" fo:break-before="auto" style:use-optimal-row-height="false"/>
    </style:style>
    <style:style style:name="ro6" style:family="table-row">
      <style:table-row-properties style:row-height="4.87cm" fo:break-before="auto" style:use-optimal-row-height="false"/>
    </style:style>
    <style:style style:name="ro7" style:family="table-row">
      <style:table-row-properties style:row-height="3.237cm" fo:break-before="auto" style:use-optimal-row-height="false"/>
    </style:style>
    <style:style style:name="ro8" style:family="table-row">
      <style:table-row-properties style:row-height="2.947cm" fo:break-before="auto" style:use-optimal-row-height="true"/>
    </style:style>
    <style:style style:name="ro9" style:family="table-row">
      <style:table-row-properties style:row-height="3.685cm" fo:break-before="auto" style:use-optimal-row-height="false"/>
    </style:style>
    <style:style style:name="ro10" style:family="table-row">
      <style:table-row-properties style:row-height="2.369cm" fo:break-before="auto" style:use-optimal-row-height="true"/>
    </style:style>
    <style:style style:name="ro11" style:family="table-row">
      <style:table-row-properties style:row-height="1.789cm" fo:break-before="auto" style:use-optimal-row-height="true"/>
    </style:style>
    <style:style style:name="ro12" style:family="table-row">
      <style:table-row-properties style:row-height="0.623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0.453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 récupérer depuis le back offic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Quand nous ouvrons l'index.html,nous récupérons les objets du back office grace à un lien, ensuite avec les objets recuperer, nous les affichons sur l'index, ce qui fait que <text:s/>nous tombons sur l'accueil et tous les produit s'affiche avec la description, l'image et le nom qui sont prit du back office</text:p>
          </table:table-cell>
          <table:table-cell table:number-columns-repeated="1019"/>
        </table:table-row>
        <table:table-row table:style-name="ro3">
          <table:table-cell table:style-name="ce3" office:value-type="float" office:value="2">
            <text:p>2</text:p>
          </table:table-cell>
          <table:table-cell table:style-name="ce7" office:value-type="string">
            <text:p><text:s/>Une page “produit” qui affiche (de manière dynamique) les détails du produit récupérer depuis le back office sur</text:p>
            <text:p>lequel l'utilisateur a cliqué depuis la page d’accueil.</text:p>
          </table:table-cell>
          <table:table-cell table:style-name="ce11" office:value-type="string">
            <text:p>Ouvrir une page produit à partir de la page d'accueil</text:p>
          </table:table-cell>
          <table:table-cell table:style-name="ce11" office:value-type="string">
            <text:p>Affichage des informations du produit sélectionner</text:p>
          </table:table-cell>
          <table:table-cell table:style-name="ce15" office:value-type="string">
            <text:p>Quand nous cliquons sur un des produit nous tombons sur le produit choisis, grace au lien recuperer depuis l'html, nous créons les objets nécessaire, avec l'image, le nom, le prix, la description, les couleurs et un champ input qui permet de choisir la quantité de « kanapé »</text:p>
          </table:table-cell>
          <table:table-cell table:number-columns-repeated="1019"/>
        </table:table-row>
        <table:table-row table:style-name="ro4">
          <table:table-cell table:style-name="ce3" office:value-type="float" office:value="3">
            <text:p>3</text:p>
          </table:table-cell>
          <table:table-cell table:style-name="ce7" office:value-type="string">
            <text:p>Depuis cette page, l’utilisateur</text:p>
            <text:p>peut sélectionner une quantité, une couleur, et ajouter le produit à son panier.</text:p>
          </table:table-cell>
          <table:table-cell table:style-name="ce11" office:value-type="string">
            <text:p>Sélectionner une quantité, une couleur et l’ajouter a son panier.</text:p>
          </table:table-cell>
          <table:table-cell table:style-name="ce11" office:value-type="string">
            <text:p>Ajoute les éléments sélectionner dans le panier</text:p>
          </table:table-cell>
          <table:table-cell table:style-name="ce15" office:value-type="string">
            <text:p>on choisi une couleur et une quantité puis on clique sur ajouter au panier, puis nous allons au panier et le produits sélectionner est ajouté au panier.</text:p>
          </table:table-cell>
          <table:table-cell table:number-columns-repeated="1019"/>
        </table:table-row>
        <table:table-row table:style-name="ro5">
          <table:table-cell table:style-name="ce3" office:value-type="float" office:value="4">
            <text:p>4</text:p>
          </table:table-cell>
          <table:table-cell table:style-name="ce7" office:value-type="string">
            <text:p>Un résumé des produits dans le panier, le prix total et la possibilité de</text:p>
            <text:p>modifier la quantité d’un produit sélectionné ou bien de supprimer celui-ci.</text:p>
            <text:p/>
          </table:table-cell>
          <table:table-cell table:style-name="ce11" office:value-type="string">
            <text:p>Ouvrir la page panier, essayer de modifier la commande et de la supprimer</text:p>
          </table:table-cell>
          <table:table-cell table:style-name="ce11" office:value-type="string">
            <text:p>Le résumer de la commande s'affiche, quand l'on veut modifier la commande celle-ci se modifie et quand l'on veut supprimer la commande celle-ci se supprime</text:p>
          </table:table-cell>
          <table:table-cell table:style-name="ce15" office:value-type="string">
            <text:p>Nous allons dans le panier, nous avons un résumer des commandes, nous pouvons modifier la quantité et supprimer chacune de nos commande</text:p>
          </table:table-cell>
          <table:table-cell table:number-columns-repeated="1019"/>
        </table:table-row>
        <table:table-row table:style-name="ro6">
          <table:table-cell table:style-name="ce3" office:value-type="float" office:value="5">
            <text:p>5</text:p>
          </table:table-cell>
          <table:table-cell table:style-name="ce7" office:value-type="string">
            <text:p>Un formulaire permettant de passer une commande. Les données du</text:p>
            <text:p>formulaire doivent être correctes et bien formatées avant d'être renvoyées au</text:p>
            <text:p>back-end. Par exemple, pas de chiffre dans un champ prénom</text:p>
          </table:table-cell>
          <table:table-cell table:style-name="ce11" office:value-type="string">
            <text:p>tester en mettant des caractères au endroit ou cela est interdit (exemple : numéro, ponctuation dans le champ nom), et ensuite remplir correctement les champs</text:p>
          </table:table-cell>
          <table:table-cell table:style-name="ce11" office:value-type="string">
            <text:p>Stopper l'envoi du formulaire et envoie un message d'erreur si celui-ci ne corresponds pas au attentes et si celui-ci correspond envoie les données au back-end</text:p>
          </table:table-cell>
          <table:table-cell table:style-name="ce15" office:value-type="string">
            <text:p>Nous rentrons dans les champs input des caractères indésirable et celui-ci fais le test avec le regex a titrer, et ensuite nous renvoie l'erreur en dessous du champ dans lequel nous avons mit les champs indésirable (par exemple des numéro au champ first- name.</text:p>
          </table:table-cell>
          <table:table-cell table:number-columns-repeated="1019"/>
        </table:table-row>
        <table:table-row table:style-name="ro7">
          <table:table-cell table:style-name="ce3" office:value-type="float" office:value="6">
            <text:p>6</text:p>
          </table:table-cell>
          <table:table-cell table:style-name="ce7" office:value-type="string">
            <text:p>Un message de confirmation de commande, remerciant l'utilisateur pour sa</text:p>
            <text:p>commande, et indiquant l'identifiant de commande envoyé par l’API.</text:p>
            <text:p/>
          </table:table-cell>
          <table:table-cell table:style-name="ce11" office:value-type="string">
            <text:p>Passer une commande</text:p>
          </table:table-cell>
          <table:table-cell table:style-name="ce11" office:value-type="string">
            <text:p>Une fois la commande passer nous sommes envoyés sur la page confirmation et nous voyons notre numéro de commande</text:p>
          </table:table-cell>
          <table:table-cell table:style-name="ce15" office:value-type="string">
            <text:p>Nous remplissons bien le formulaire et apres nous sommes renvoyer avec notre numéros de commande nous allons voir le localStorage et nous pouvons voir que celui ci est vide</text:p>
          </table:table-cell>
          <table:table-cell table:number-columns-repeated="1019"/>
        </table:table-row>
        <table:table-row table:style-name="ro8">
          <table:table-cell table:style-name="ce3" office:value-type="float" office:value="7">
            <text:p>7</text:p>
          </table:table-cell>
          <table:table-cell table:style-name="ce7" office:value-type="string">
            <text:p>Si un produit est ajouté dans le panier à plusieurs reprises, avec la même couleur, celui-ci</text:p>
            <text:p>ne doit apparaître qu’une seule fois, mais avec le nombre d’exemplaires ajusté.</text:p>
          </table:table-cell>
          <table:table-cell table:style-name="ce11" office:value-type="string">
            <text:p>ajouté à plusieurs reprise un même produit au panier avec la même couleur</text:p>
          </table:table-cell>
          <table:table-cell table:style-name="ce11" office:value-type="string">
            <text:p>La commande qui est ajouter au panier ne doit pas créer un nouvelle élément mais changer la quantité de l'objet déjà présent dans le panier avec lequel il partage la même couleur et le même id.</text:p>
          </table:table-cell>
          <table:table-cell table:style-name="ce15" office:value-type="string">
            <text:p>Nous ajoutons un produit qui a déjà été ajouter au panier, alors la quantité choisi s'ajoute a celle déjà au panier</text:p>
          </table:table-cell>
          <table:table-cell table:number-columns-repeated="1019"/>
        </table:table-row>
        <table:table-row table:style-name="ro8">
          <table:table-cell table:style-name="ce3" office:value-type="float" office:value="8">
            <text:p>8</text:p>
          </table:table-cell>
          <table:table-cell table:style-name="ce7" office:value-type="string">
            <text:p>Si un produit est ajouté dans le panier à plusieurs reprises, mais avec des couleurs</text:p>
            <text:p>différentes, il doit apparaître en deux lignes distinctes avec la couleur et la quantité</text:p>
            <text:p>correspondantes indiquées à chaque fois.</text:p>
          </table:table-cell>
          <table:table-cell table:style-name="ce11" office:value-type="string">
            <text:p>ajouté à plusieurs reprise un même produit au panier avec une couleur différente</text:p>
          </table:table-cell>
          <table:table-cell table:style-name="ce11" office:value-type="string">
            <text:p>La commande qui est ajouter doit créer un nouvelle élément </text:p>
          </table:table-cell>
          <table:table-cell table:style-name="ce15" office:value-type="string">
            <text:p>Nous ajoutons un produit qui est différent de celui qui est déjà au panier alors dans le tableau d’objet du localStorage il ajoute un nouveau objet</text:p>
          </table:table-cell>
          <table:table-cell table:number-columns-repeated="1019"/>
        </table:table-row>
        <table:table-row table:style-name="ro9">
          <table:table-cell table:style-name="ce3"/>
          <table:table-cell table:style-name="ce7" office:value-type="string">
            <text:p>si une quantité de produit sélectionner est inférieure à 1, afficher une erreur.</text:p>
          </table:table-cell>
          <table:table-cell table:style-name="ce11" office:value-type="string">
            <text:p>sélectionner une quantité inférieur à 1 lors de la commande</text:p>
          </table:table-cell>
          <table:table-cell table:style-name="ce11" office:value-type="string">
            <text:p>Nous avons une alerte avec un message d’erreur disant « veuillez sélectionner une quantité supérieur à 0 »</text:p>
          </table:table-cell>
          <table:table-cell table:style-name="ce15" office:value-type="string">
            <text:p>Nous essayons d'ajouter un produit au panier en mettant une quantité inférieur a 1, mais en choisissant bien la couleur, puis on appuie sur le bouton ajouter au panier, une alerte apparaît et l'objet n'est pas ajouter au localStorage et donc au panier</text:p>
          </table:table-cell>
          <table:table-cell table:number-columns-repeated="1019"/>
        </table:table-row>
        <table:table-row table:style-name="ro8">
          <table:table-cell table:style-name="ce3"/>
          <table:table-cell table:style-name="ce7" office:value-type="string">
            <text:p>si aucune couleur n'est sélectionner , afficher une erreur</text:p>
          </table:table-cell>
          <table:table-cell table:style-name="ce11" office:value-type="string">
            <text:p>ne pas sélectionner de couleur lors de la commande</text:p>
          </table:table-cell>
          <table:table-cell table:style-name="ce11" office:value-type="string">
            <text:p>Nous avons une alerte avec un message d'erreur disant «veuillez sélectionner une couleur » </text:p>
          </table:table-cell>
          <table:table-cell table:style-name="ce15" office:value-type="string">
            <text:p>nous sélectionnons aucune couleur, et nous mettons une quantité supérieur a 0, nous appuyons ensuite sur le bouton Ajouter au panier, nous avons une alerte avec une erreur </text:p>
          </table:table-cell>
          <table:table-cell table:number-columns-repeated="1019"/>
        </table:table-row>
        <table:table-row table:style-name="ro10">
          <table:table-cell table:style-name="ce3"/>
          <table:table-cell table:style-name="ce7" office:value-type="string">
            <text:p>si nous allons dans le panier et que le panier est vide, alors nous avons une alerte avec un message d'erreur et nous somme renvoyer à l'accueil</text:p>
          </table:table-cell>
          <table:table-cell table:style-name="ce11" office:value-type="string">
            <text:p>allez dans le panier alors que le localStorage est vide</text:p>
          </table:table-cell>
          <table:table-cell table:style-name="ce11" office:value-type="string">
            <text:p>Nous avons une alerte avec un message d'erreur nous disant que notre panier est vide et nous sommes renvoyer à l'accueil.</text:p>
          </table:table-cell>
          <table:table-cell table:style-name="ce15" office:value-type="string">
            <text:p>Nous allons dans le panier alors que le panier et vide alors nous avons une alerte « le panier est vide » et nous sommes rediriger vers l'accueil</text:p>
          </table:table-cell>
          <table:table-cell table:number-columns-repeated="1019"/>
        </table:table-row>
        <table:table-row table:style-name="ro11">
          <table:table-cell table:style-name="ce3"/>
          <table:table-cell table:style-name="ce7" office:value-type="string">
            <text:p>lorsque nous changeons une quantité celui-ci change le prix total et le nombre total de produit</text:p>
          </table:table-cell>
          <table:table-cell table:style-name="ce11" office:value-type="string">
            <text:p>changeais le nombre de quantité sur la page cart</text:p>
          </table:table-cell>
          <table:table-cell table:style-name="ce11" office:value-type="string">
            <text:p>Celui-ci recalcule le nombre total de produit et le prix total</text:p>
          </table:table-cell>
          <table:table-cell table:style-name="ce15" office:value-type="string">
            <text:p>Nous modifions la quantité, la quantité total et le prix total est recalculer et est ensuite afficher au panier.</text:p>
          </table:table-cell>
          <table:table-cell table:number-columns-repeated="1019"/>
        </table:table-row>
        <table:table-row table:style-name="ro11">
          <table:table-cell table:style-name="ce3"/>
          <table:table-cell table:style-name="ce7" office:value-type="string">
            <text:p>Si un utilisateur mets un nombre inférieur lors du changement de quantité alors nous avons un message d'erreur</text:p>
          </table:table-cell>
          <table:table-cell table:style-name="ce11" office:value-type="string">
            <text:p>taper un nombre inférieur à 1 dans le input pour changer la quantité</text:p>
          </table:table-cell>
          <table:table-cell table:style-name="ce11" office:value-type="string">
            <text:p>Celui-ci nous donne une alerte nous disant de mettre une valeur supérieur à 0</text:p>
          </table:table-cell>
          <table:table-cell table:style-name="ce15" office:value-type="string">
            <text:p>Nous essayons de rentrer un nombre inférieur à 1, alors une alerte apparaît.</text:p>
          </table:table-cell>
          <table:table-cell table:number-columns-repeated="1019"/>
        </table:table-row>
        <table:table-row table:style-name="ro12" table:number-rows-repeated="6">
          <table:table-cell table:style-name="ce3"/>
          <table:table-cell table:style-name="ce7"/>
          <table:table-cell table:style-name="ce11" table:number-columns-repeated="2"/>
          <table:table-cell table:style-name="ce15"/>
          <table:table-cell table:number-columns-repeated="1019"/>
        </table:table-row>
        <table:table-row table:style-name="ro12">
          <table:table-cell table:style-name="ce4"/>
          <table:table-cell table:style-name="ce8"/>
          <table:table-cell table:style-name="ce12" table:number-columns-repeated="2"/>
          <table:table-cell table:style-name="ce16"/>
          <table:table-cell table:number-columns-repeated="1019"/>
        </table:table-row>
        <table:table-row table:style-name="ro13" table:number-rows-repeated="1048554">
          <table:table-cell table:number-columns-repeated="1024"/>
        </table:table-row>
        <table:table-row table:style-name="ro1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29">29/08/2022</text:date>, <text:time>03:48:59</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29T03:48:59.88</dc:date>
    <meta:generator>OpenOffice/4.1.9$Win32 OpenOffice.org_project/419m1$Build-9805</meta:generator>
    <meta:editing-duration>PT3H16M56S</meta:editing-duration>
    <meta:editing-cycles>3</meta:editing-cycles>
    <meta:document-statistic meta:table-count="1" meta:cell-count="64" meta:object-count="0"/>
  </office:meta>
</office:document-meta>
</file>